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2.592cm" table:align="left"/>
    </style:style>
    <style:style style:name="Tabelle2.A" style:family="table-column">
      <style:table-column-properties style:column-width="1cm"/>
    </style:style>
    <style:style style:name="Tabelle2.B" style:family="table-column">
      <style:table-column-properties style:column-width="4.923cm"/>
    </style:style>
    <style:style style:name="Tabelle2.C" style:family="table-column">
      <style:table-column-properties style:column-width="0.975cm"/>
    </style:style>
    <style:style style:name="Tabelle2.D" style:family="table-column">
      <style:table-column-properties style:column-width="0.94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I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.2" style:family="table-row">
      <style:table-row-properties style:min-row-height="0.73cm"/>
    </style:style>
    <style:style style:name="Tabelle2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2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paragraph-rsid="00174006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74006" officeooo:paragraph-rsid="00174006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74006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a24c9" officeooo:paragraph-rsid="001a24c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174006" style:font-size-asian="10pt" style:font-weight-asian="bold" style:font-size-complex="10pt" style:font-weight-complex="bold"/>
    </style:style>
    <style:style style:name="P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0pt" fo:font-weight="bold" officeooo:paragraph-rsid="00174006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line-height="150%"/>
      <style:text-properties fo:color="#000000" fo:font-size="10pt" fo:font-weight="normal" officeooo:paragraph-rsid="0017da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50%"/>
      <style:text-properties fo:color="#000000" fo:font-size="12pt" fo:font-weight="normal" officeooo:paragraph-rsid="001a24c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font-size="8pt" officeooo:paragraph-rsid="00174006" style:font-size-asian="8pt" style:font-size-complex="8pt"/>
    </style:style>
    <style:style style:name="P10" style:family="paragraph" style:parent-style-name="Standard">
      <style:paragraph-properties fo:line-height="150%"/>
      <style:text-properties fo:font-size="8pt" style:font-size-asian="8pt" style:font-size-complex="8pt"/>
    </style:style>
    <style:style style:name="P11" style:family="paragraph" style:parent-style-name="Standard">
      <style:text-properties style:font-name="Times New Roman" fo:font-size="10pt" officeooo:rsid="001f168b" officeooo:paragraph-rsid="001f168b" style:font-size-asian="10pt" style:font-size-complex="10pt"/>
    </style:style>
    <style:style style:name="P12" style:family="paragraph" style:parent-style-name="Standard">
      <style:text-properties style:font-name="Times New Roman" fo:font-size="10pt" officeooo:rsid="00174006" officeooo:paragraph-rsid="00174006" style:font-size-asian="10pt" style:font-size-complex="10pt"/>
    </style:style>
    <style:style style:name="P13" style:family="paragraph" style:parent-style-name="Standard">
      <style:text-properties fo:color="#ff0000" style:font-name="Times New Roman" fo:font-size="10pt" officeooo:rsid="0017da0d" officeooo:paragraph-rsid="0017da0d" style:font-size-asian="10pt" style:font-size-complex="10pt"/>
    </style:style>
    <style:style style:name="P14" style:family="paragraph" style:parent-style-name="Standard">
      <style:text-properties officeooo:paragraph-rsid="001c066a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17400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paragraph-rsid="001c066a" style:font-size-asian="10pt" style:font-size-complex="10pt"/>
    </style:style>
    <style:style style:name="T1" style:family="text">
      <style:text-properties officeooo:rsid="00174006"/>
    </style:style>
    <style:style style:name="T2" style:family="text">
      <style:text-properties fo:color="#ce181e" officeooo:rsid="001b8c32"/>
    </style:style>
    <style:style style:name="T3" style:family="text">
      <style:text-properties officeooo:rsid="001b8c32"/>
    </style:style>
    <style:style style:name="T4" style:family="text">
      <style:text-properties officeooo:rsid="001a24c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  <number:date-style style:name="N10107" number:language="de" number:country="DE" number:title="Benutzerdefiniert">
      <number:year number:style="long"/>
    </number:date-style>
    <number:date-style style:name="N10108" number:language="de" number:country="DE" number:title="Benutzerdefiniert"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FACH KLASSE BUCHSTABE</text:span><text:span text:style-name="T3"> </text:span>(<text:author-initials text:fixed="false">KÜRZEL</text:author-initials>), <text:span text:style-name="T1">Schuljahr </text:span><text:span text:style-name="T1"><text:date style:data-style-name="N10107" text:date-value="2018-01-27T15:39:41.307999975">2018</text:date></text:span><text:span text:style-name="T1">/</text:span><text:span text:style-name="T1"><text:date style:data-style-name="N10108" text:date-value="2018-01-27T15:39:41.307999975" text:date-adjust="PT4320H00M00S">18</text:date></text:span><text:span text:style-name="T1">, <text:s text:c="6"/>. Halbjahr</text:span></text:p>
      <text:p text:style-name="P7"/>
      <text:section text:style-name="Sect1" text:name="Bereich1"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 table:number-columns-repeated="6"/>
          <table:table-header-rows>
            <table:table-row>
              <table:table-cell table:style-name="Tabelle2.A1" office:value-type="string">
                <text:p text:style-name="P1">ID</text:p>
              </table:table-cell>
              <table:table-cell table:style-name="Tabelle2.A1" office:value-type="string">
                <text:p text:style-name="P3">Name, Vorname</text:p>
              </table:table-cell>
              <table:table-cell table:style-name="Tabelle2.C1" office:value-type="string">
                <text:p text:style-name="P1">A1</text:p>
              </table:table-cell>
              <table:table-cell table:style-name="Tabelle2.C1" office:value-type="string">
                <text:p text:style-name="P1">A2</text:p>
              </table:table-cell>
              <table:table-cell table:style-name="Tabelle2.E1" office:value-type="string">
                <text:p text:style-name="P5">AG</text:p>
              </table:table-cell>
              <table:table-cell table:style-name="Tabelle2.C1" office:value-type="string">
                <text:p text:style-name="P1">M1</text:p>
              </table:table-cell>
              <table:table-cell table:style-name="Tabelle2.C1" office:value-type="string">
                <text:p text:style-name="P1">M1</text:p>
              </table:table-cell>
              <table:table-cell table:style-name="Tabelle2.E1" office:value-type="string">
                <text:p text:style-name="P5">MG</text:p>
              </table:table-cell>
              <table:table-cell table:style-name="Tabelle2.I1" office:value-type="string">
                <text:p text:style-name="P6">Z</text:p>
              </table:table-cell>
            </table:table-row>
          </table:table-header-rows>
          <table:table-row table:style-name="Tabelle2.2">
            <table:table-cell table:style-name="Tabelle2.A2" office:value-type="float" office:value="1">
              <text:p text:style-name="P1">1</text:p>
            </table:table-cell>
            <table:table-cell table:style-name="Tabelle2.B2" office:value-type="string">
              <text:p text:style-name="P13">Schülername 1</text:p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table:formula="ooow:&lt;A2&gt;+1" office:value-type="float" office:value="2">
              <text:p text:style-name="P1">2</text:p>
            </table:table-cell>
            <table:table-cell table:style-name="Tabelle2.B3" office:value-type="string">
              <text:p text:style-name="P13">Schülername 2</text:p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3">
              <text:p text:style-name="P1">3</text:p>
            </table:table-cell>
            <table:table-cell table:style-name="Tabelle2.B4" office:value-type="string">
              <text:p text:style-name="P13">Schülername 3</text:p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4">
              <text:p text:style-name="P1">4</text:p>
            </table:table-cell>
            <table:table-cell table:style-name="Tabelle2.B5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5">
              <text:p text:style-name="P1">5</text:p>
            </table:table-cell>
            <table:table-cell table:style-name="Tabelle2.B6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6">
              <text:p text:style-name="P1">6</text:p>
            </table:table-cell>
            <table:table-cell table:style-name="Tabelle2.B7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7">
              <text:p text:style-name="P1">7</text:p>
            </table:table-cell>
            <table:table-cell table:style-name="Tabelle2.B8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8">
              <text:p text:style-name="P1">8</text:p>
            </table:table-cell>
            <table:table-cell table:style-name="Tabelle2.B9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9">
              <text:p text:style-name="P1">9</text:p>
            </table:table-cell>
            <table:table-cell table:style-name="Tabelle2.B10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0">
              <text:p text:style-name="P1">10</text:p>
            </table:table-cell>
            <table:table-cell table:style-name="Tabelle2.B11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1">
              <text:p text:style-name="P1">11</text:p>
            </table:table-cell>
            <table:table-cell table:style-name="Tabelle2.B12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2">
              <text:p text:style-name="P1">12</text:p>
            </table:table-cell>
            <table:table-cell table:style-name="Tabelle2.B13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3">
              <text:p text:style-name="P1">13</text:p>
            </table:table-cell>
            <table:table-cell table:style-name="Tabelle2.B14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4">
              <text:p text:style-name="P1">14</text:p>
            </table:table-cell>
            <table:table-cell table:style-name="Tabelle2.B15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5">
              <text:p text:style-name="P1">15</text:p>
            </table:table-cell>
            <table:table-cell table:style-name="Tabelle2.B16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6">
              <text:p text:style-name="P1">16</text:p>
            </table:table-cell>
            <table:table-cell table:style-name="Tabelle2.B17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7">
              <text:p text:style-name="P1">17</text:p>
            </table:table-cell>
            <table:table-cell table:style-name="Tabelle2.B18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8">
              <text:p text:style-name="P1">18</text:p>
            </table:table-cell>
            <table:table-cell table:style-name="Tabelle2.B19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9">
              <text:p text:style-name="P1">19</text:p>
            </table:table-cell>
            <table:table-cell table:style-name="Tabelle2.B20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0">
              <text:p text:style-name="P1">20</text:p>
            </table:table-cell>
            <table:table-cell table:style-name="Tabelle2.B21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1">
              <text:p text:style-name="P1">21</text:p>
            </table:table-cell>
            <table:table-cell table:style-name="Tabelle2.B22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2">
              <text:p text:style-name="P1">22</text:p>
            </table:table-cell>
            <table:table-cell table:style-name="Tabelle2.B23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3">
              <text:p text:style-name="P1">23</text:p>
            </table:table-cell>
            <table:table-cell table:style-name="Tabelle2.B24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4">
              <text:p text:style-name="P1">24</text:p>
            </table:table-cell>
            <table:table-cell table:style-name="Tabelle2.B25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5">
              <text:p text:style-name="P1">25</text:p>
            </table:table-cell>
            <table:table-cell table:style-name="Tabelle2.B26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6">
              <text:p text:style-name="P1">26</text:p>
            </table:table-cell>
            <table:table-cell table:style-name="Tabelle2.B27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7">
              <text:p text:style-name="P1">27</text:p>
            </table:table-cell>
            <table:table-cell table:style-name="Tabelle2.B28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8">
              <text:p text:style-name="P1">28</text:p>
            </table:table-cell>
            <table:table-cell table:style-name="Tabelle2.B29" office:value-type="string">
              <text:p text:style-name="P1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9">
              <text:p text:style-name="P2">29</text:p>
            </table:table-cell>
            <table:table-cell table:style-name="Tabelle2.B30" office:value-type="string">
              <text:p text:style-name="P12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30">
              <text:p text:style-name="P4">30</text:p>
            </table:table-cell>
            <table:table-cell table:style-name="Tabelle2.B31" office:value-type="string">
              <text:p text:style-name="P12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E2" office:value-type="string">
              <text:p text:style-name="P1"/>
            </table:table-cell>
            <table:table-cell table:style-name="Tabelle2.I2" office:value-type="string">
              <text:p text:style-name="P1"/>
            </table:table-cell>
          </table:table-row>
        </table:table>
        <text:p text:style-name="P9">A1 bis A3 = Arbeiten Nr. 1 bis 3, AG = Gesamtnote Arbeiten, M1 und M2 = Note für die Sonstige Mitarbeit im <text:span text:style-name="T4">1. und 2. </text:span>Quartal des Halbjahres, MG = Gesamtnote Sonstige Mitarbeit, Z = Zeugnisnote im Halbjahr.</text:p>
      </text:section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17:34:24.83</meta:creation-date>
    <meta:editing-duration>PT15M50S</meta:editing-duration>
    <meta:editing-cycles>11</meta:editing-cycles>
    <meta:generator>LibreOffice/5.4.3.2$Windows_X86_64 LibreOffice_project/92a7159f7e4af62137622921e809f8546db437e5</meta:generator>
    <meta:initial-creator>Michael Reschke</meta:initial-creator>
    <dc:date>2018-01-27T15:39:41.074000000</dc:date>
    <dc:creator>Michael Reschke</dc:creator>
    <meta:printed-by>Michael Reschke</meta:printed-by>
    <meta:print-date>2015-10-16T21:20:14.586000000</meta:print-date>
    <meta:document-statistic meta:table-count="1" meta:image-count="0" meta:object-count="0" meta:page-count="1" meta:paragraph-count="44" meta:word-count="93" meta:character-count="390" meta:non-whitespace-character-count="335"/>
  </office:meta>
</office:document-meta>
</file>